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25mm"/>
    </style:style>
    <style:style style:name="co2" style:family="table-column">
      <style:table-column-properties fo:break-before="auto" style:column-width="13.86mm"/>
    </style:style>
    <style:style style:name="co3" style:family="table-column">
      <style:table-column-properties fo:break-before="auto" style:column-width="19.56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46.06mm"/>
    </style:style>
    <style:style style:name="co6" style:family="table-column">
      <style:table-column-properties fo:break-before="auto" style:column-width="57.94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20.55mm"/>
    </style:style>
    <style:style style:name="co9" style:family="table-column">
      <style:table-column-properties fo:break-before="auto" style:column-width="8.93mm"/>
    </style:style>
    <style:style style:name="co10" style:family="table-column">
      <style:table-column-properties fo:break-before="auto" style:column-width="32.93mm"/>
    </style:style>
    <style:style style:name="co11" style:family="table-column">
      <style:table-column-properties fo:break-before="auto" style:column-width="23.04mm"/>
    </style:style>
    <style:style style:name="co12" style:family="table-column">
      <style:table-column-properties fo:break-before="auto" style:column-width="27.23mm"/>
    </style:style>
    <style:style style:name="co13" style:family="table-column">
      <style:table-column-properties fo:break-before="auto" style:column-width="29.23mm"/>
    </style:style>
    <style:style style:name="co14" style:family="table-column">
      <style:table-column-properties fo:break-before="auto" style:column-width="24.02mm"/>
    </style:style>
    <style:style style:name="co15" style:family="table-column">
      <style:table-column-properties fo:break-before="auto" style:column-width="32.19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8.84mm"/>
    </style:style>
    <style:style style:name="co18" style:family="table-column">
      <style:table-column-properties fo:break-before="auto" style:column-width="29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ato Medium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ato Medium" fo:font-size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 Medium" fo:font-size="1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 Medium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ato Medium" fo:font-size="10pt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style:font-name="Lato Medium" fo:font-size="1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 Medium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style:font-name="Liberation Serif" fo:font-size="6.80000019073486pt" fo:language="none" fo:country="none" style:font-name-asian="Tahoma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T1" style:family="text">
      <style:text-properties style:font-name="Lato Medium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ato Medium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7"/>
        <table:table-column table:style-name="co16" table:number-columns-repeated="16368" table:default-cell-style-name="ce7"/>
        <table:table-row table:style-name="ro1">
          <table:table-cell table:style-name="ce4" office:value-type="string" calcext:value-type="string">
            <text:p>KURUM_KODU</text:p>
          </table:table-cell>
          <table:table-cell table:style-name="ce8" office:value-type="string" calcext:value-type="string">
            <text:p>TİPİ</text:p>
          </table:table-cell>
          <table:table-cell table:style-name="ce8" office:value-type="string" calcext:value-type="string">
            <text:p>İLÇE</text:p>
          </table:table-cell>
          <table:table-cell table:style-name="ce8" office:value-type="string" calcext:value-type="string">
            <text:p>GENEL_MÜDÜRLÜK</text:p>
          </table:table-cell>
          <table:table-cell table:style-name="ce8" office:value-type="string" calcext:value-type="string">
            <text:p>KURUM_TÜRÜ</text:p>
          </table:table-cell>
          <table:table-cell table:style-name="ce8" office:value-type="string" calcext:value-type="string">
            <text:p>KURUM_ADI</text:p>
          </table:table-cell>
          <table:table-cell table:style-name="ce8" office:value-type="string" calcext:value-type="string">
            <text:p>SINIF1</text:p>
          </table:table-cell>
          <table:table-cell table:style-name="ce8" office:value-type="string" calcext:value-type="string">
            <text:p>SINIF_ŞUBE</text:p>
          </table:table-cell>
          <table:table-cell table:style-name="ce8" office:value-type="string" calcext:value-type="string">
            <text:p>YAŞ</text:p>
          </table:table-cell>
          <table:table-cell table:style-name="ce8" office:value-type="string" calcext:value-type="string">
            <text:p>SINIF2</text:p>
          </table:table-cell>
          <table:table-cell table:style-name="ce4" office:value-type="string" calcext:value-type="string">
            <text:p>EĞİTİM _KADEMESİ</text:p>
          </table:table-cell>
          <table:table-cell table:style-name="ce8" office:value-type="string" calcext:value-type="string">
            <text:p>OKUL_SAYISI</text:p>
          </table:table-cell>
          <table:table-cell table:style-name="ce8" office:value-type="string" calcext:value-type="string">
            <text:p>DERSLİK_SAYISI</text:p>
          </table:table-cell>
          <table:table-cell table:style-name="ce4" office:value-type="string" calcext:value-type="string">
            <text:p>ERKEK_ÖĞRENCİ</text:p>
          </table:table-cell>
          <table:table-cell table:style-name="ce4" office:value-type="string" calcext:value-type="string">
            <text:p>KIZ_ÖĞRENCİ</text:p>
          </table:table-cell>
          <table:table-cell table:style-name="ce4" office:value-type="string" calcext:value-type="string">
            <text:p>TOPLAM_ÖĞRENCİ</text:p>
          </table:table-cell>
          <table:table-cell table:style-name="ce11" table:number-columns-repeated="16368"/>
        </table:table-row>
        <table:table-row table:style-name="ro1">
          <table:table-cell table:style-name="ce5" table:formula="of:=RANDBETWEEN(1;15)" office:value-type="float" office:value="12" calcext:value-type="float">
            <text:p>12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table:formula="of:=RANDBETWEEN(1;10)&amp;&quot;. Genel Müdürlük&quot;" office:value-type="string" office:string-value="1. Genel Müdürlük" calcext:value-type="string">
            <text:p>1. Genel Müdürlük</text:p>
          </table:table-cell>
          <table:table-cell office:value-type="string" calcext:value-type="string">
            <text:p>Anadolu Lisesi</text:p>
          </table:table-cell>
          <table:table-cell office:value-type="string" calcext:value-type="string">
            <text:p>Salihli Anadolu Lisesi</text:p>
          </table:table-cell>
          <table:table-cell table:formula="of:=RANDBETWEEN(1;10)&amp;&quot;. SINIF&quot;" office:value-type="string" office:string-value="2. SINIF" calcext:value-type="string">
            <text:p>2. SINIF</text:p>
          </table:table-cell>
          <table:table-cell table:number-columns-repeated="2"/>
          <table:table-cell table:formula="of:=[.G2]" office:value-type="string" office:string-value="2. SINIF" calcext:value-type="string">
            <text:p>2. SINIF</text:p>
          </table:table-cell>
          <table:table-cell table:style-name="ce10" table:formula="of:=VLOOKUP([.A2];[$VERİLER.$A$1:.$B$15];2;0)" office:value-type="string" office:string-value="İLKOKUL" calcext:value-type="string">
            <text:p>İLKOKUL</text:p>
          </table:table-cell>
          <table:table-cell table:number-columns-repeated="2"/>
          <table:table-cell table:style-name="ce5" table:formula="of:=RANDBETWEEN(1;20)" office:value-type="float" office:value="20" calcext:value-type="float">
            <text:p>20</text:p>
          </table:table-cell>
          <table:table-cell table:style-name="ce5" table:formula="of:=RANDBETWEEN(1;20)" office:value-type="float" office:value="2" calcext:value-type="float">
            <text:p>2</text:p>
          </table:table-cell>
          <table:table-cell table:style-name="ce5" table:formula="of:=RANDBETWEEN(1;2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table:formula="of:=RANDBETWEEN(1;15)" office:value-type="float" office:value="12" calcext:value-type="float">
            <text:p>12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table:formula="of:=RANDBETWEEN(1;10)&amp;&quot;. Genel Müdürlük&quot;" office:value-type="string" office:string-value="10. Genel Müdürlük" calcext:value-type="string">
            <text:p>10. Genel Müdürlük</text:p>
          </table:table-cell>
          <table:table-cell office:value-type="string" calcext:value-type="string">
            <text:p>Anadolu Meslek Programı</text:p>
          </table:table-cell>
          <table:table-cell office:value-type="string" calcext:value-type="string">
            <text:p>Mesleki ve Teknik Anadolu Lisesi</text:p>
          </table:table-cell>
          <table:table-cell table:formula="of:=RANDBETWEEN(1;10)&amp;&quot;. SINIF&quot;" office:value-type="string" office:string-value="1. SINIF" calcext:value-type="string">
            <text:p>1. SINIF</text:p>
          </table:table-cell>
          <table:table-cell table:number-columns-repeated="2"/>
          <table:table-cell table:formula="of:=[.G3]" office:value-type="string" office:string-value="1. SINIF" calcext:value-type="string">
            <text:p>1. SINIF</text:p>
          </table:table-cell>
          <table:table-cell table:style-name="ce10" table:formula="of:=VLOOKUP([.A3];[$VERİLER.$A$1:.$B$15];2;0)" office:value-type="string" office:string-value="İLKOKUL" calcext:value-type="string">
            <text:p>İLKOKUL</text:p>
          </table:table-cell>
          <table:table-cell table:number-columns-repeated="2"/>
          <table:table-cell table:style-name="ce5" table:formula="of:=RANDBETWEEN(1;20)" office:value-type="float" office:value="12" calcext:value-type="float">
            <text:p>12</text:p>
          </table:table-cell>
          <table:table-cell table:style-name="ce5" table:formula="of:=RANDBETWEEN(1;20)" office:value-type="float" office:value="15" calcext:value-type="float">
            <text:p>15</text:p>
          </table:table-cell>
          <table:table-cell table:style-name="ce5" table:formula="of:=RANDBETWEEN(1;20)" office:value-type="float" office:value="7" calcext:value-type="float">
            <text:p>7</text:p>
          </table:table-cell>
          <table:table-cell table:number-columns-repeated="16368"/>
        </table:table-row>
        <table:table-row table:style-name="ro1">
          <table:table-cell table:style-name="ce5" table:formula="of:=RANDBETWEEN(1;15)" office:value-type="float" office:value="7" calcext:value-type="float">
            <text:p>7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table:formula="of:=RANDBETWEEN(1;10)&amp;&quot;. Genel Müdürlük&quot;" office:value-type="string" office:string-value="4. Genel Müdürlük" calcext:value-type="string">
            <text:p>4. Genel Müdürlük</text:p>
          </table:table-cell>
          <table:table-cell office:value-type="string" calcext:value-type="string">
            <text:p>İmam Hatip Lisesi</text:p>
          </table:table-cell>
          <table:table-cell office:value-type="string" calcext:value-type="string">
            <text:p>Anadolu İmam Hatip Lisesi</text:p>
          </table:table-cell>
          <table:table-cell table:formula="of:=RANDBETWEEN(1;10)&amp;&quot;. SINIF&quot;" office:value-type="string" office:string-value="3. SINIF" calcext:value-type="string">
            <text:p>3. SINIF</text:p>
          </table:table-cell>
          <table:table-cell table:number-columns-repeated="2"/>
          <table:table-cell table:formula="of:=[.G4]" office:value-type="string" office:string-value="3. SINIF" calcext:value-type="string">
            <text:p>3. SINIF</text:p>
          </table:table-cell>
          <table:table-cell table:style-name="ce10" table:formula="of:=VLOOKUP([.A4];[$VERİLER.$A$1:.$B$15];2;0)" office:value-type="string" office:string-value="ORTAÖĞRETİM" calcext:value-type="string">
            <text:p>ORTAÖĞRETİM</text:p>
          </table:table-cell>
          <table:table-cell table:number-columns-repeated="2"/>
          <table:table-cell table:style-name="ce5" table:formula="of:=RANDBETWEEN(1;20)" office:value-type="float" office:value="4" calcext:value-type="float">
            <text:p>4</text:p>
          </table:table-cell>
          <table:table-cell table:style-name="ce5" table:formula="of:=RANDBETWEEN(1;20)" office:value-type="float" office:value="16" calcext:value-type="float">
            <text:p>16</text:p>
          </table:table-cell>
          <table:table-cell table:style-name="ce5" table:formula="of:=RANDBETWEEN(1;20)" office:value-type="float" office:value="19" calcext:value-type="float">
            <text:p>19</text:p>
          </table:table-cell>
          <table:table-cell table:number-columns-repeated="16368"/>
        </table:table-row>
        <table:table-row table:style-name="ro1">
          <table:table-cell table:style-name="ce5" table:formula="of:=RANDBETWEEN(1;15)" office:value-type="float" office:value="14" calcext:value-type="float">
            <text:p>14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table:formula="of:=RANDBETWEEN(1;10)&amp;&quot;. Genel Müdürlük&quot;" office:value-type="string" office:string-value="10. Genel Müdürlük" calcext:value-type="string">
            <text:p>10. Genel Müdürlük</text:p>
          </table:table-cell>
          <table:table-cell table:number-columns-repeated="2" office:value-type="string" calcext:value-type="string">
            <text:p>Anadolu İmam Hatip Lisesi</text:p>
          </table:table-cell>
          <table:table-cell table:formula="of:=RANDBETWEEN(1;10)&amp;&quot;. SINIF&quot;" office:value-type="string" office:string-value="9. SINIF" calcext:value-type="string">
            <text:p>9. SINIF</text:p>
          </table:table-cell>
          <table:table-cell table:number-columns-repeated="2"/>
          <table:table-cell table:formula="of:=[.G5]" office:value-type="string" office:string-value="9. SINIF" calcext:value-type="string">
            <text:p>9. SINIF</text:p>
          </table:table-cell>
          <table:table-cell table:style-name="ce10" table:formula="of:=VLOOKUP([.A5];[$VERİLER.$A$1:.$B$15];2;0)" office:value-type="string" office:string-value="ORTAOKUL" calcext:value-type="string">
            <text:p>ORTAOKUL</text:p>
          </table:table-cell>
          <table:table-cell table:number-columns-repeated="2"/>
          <table:table-cell table:style-name="ce5" table:formula="of:=RANDBETWEEN(1;20)" office:value-type="float" office:value="5" calcext:value-type="float">
            <text:p>5</text:p>
          </table:table-cell>
          <table:table-cell table:style-name="ce5" table:formula="of:=RANDBETWEEN(1;20)" office:value-type="float" office:value="19" calcext:value-type="float">
            <text:p>19</text:p>
          </table:table-cell>
          <table:table-cell table:style-name="ce5" table:formula="of:=RANDBETWEEN(1;20)" office:value-type="float" office:value="10" calcext:value-type="float">
            <text:p>10</text:p>
          </table:table-cell>
          <table:table-cell table:number-columns-repeated="16368"/>
        </table:table-row>
        <table:table-row table:style-name="ro1">
          <table:table-cell table:style-name="ce5" table:formula="of:=RANDBETWEEN(1;15)" office:value-type="float" office:value="12" calcext:value-type="float">
            <text:p>12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OSMANLI</text:p>
          </table:table-cell>
          <table:table-cell table:formula="of:=RANDBETWEEN(1;10)&amp;&quot;. Genel Müdürlük&quot;" office:value-type="string" office:string-value="4. Genel Müdürlük" calcext:value-type="string">
            <text:p>4. Genel Müdürlük</text:p>
          </table:table-cell>
          <table:table-cell office:value-type="string" calcext:value-type="string">
            <text:p>İmam Hatip Lisesi</text:p>
          </table:table-cell>
          <table:table-cell office:value-type="string" calcext:value-type="string">
            <text:p><text:span text:style-name="T1">Salihli </text:span><text:span text:style-name="T2">İmam Hatip Lisesi</text:span></text:p>
          </table:table-cell>
          <table:table-cell table:formula="of:=RANDBETWEEN(1;10)&amp;&quot;. SINIF&quot;" office:value-type="string" office:string-value="10. SINIF" calcext:value-type="string">
            <text:p>10. SINIF</text:p>
          </table:table-cell>
          <table:table-cell table:number-columns-repeated="2"/>
          <table:table-cell table:formula="of:=[.G6]" office:value-type="string" office:string-value="10. SINIF" calcext:value-type="string">
            <text:p>10. SINIF</text:p>
          </table:table-cell>
          <table:table-cell table:style-name="ce10" table:formula="of:=VLOOKUP([.A6];[$VERİLER.$A$1:.$B$15];2;0)" office:value-type="string" office:string-value="İLKOKUL" calcext:value-type="string">
            <text:p>İLKOKUL</text:p>
          </table:table-cell>
          <table:table-cell table:number-columns-repeated="2"/>
          <table:table-cell table:style-name="ce5" table:formula="of:=RANDBETWEEN(1;20)" office:value-type="float" office:value="4" calcext:value-type="float">
            <text:p>4</text:p>
          </table:table-cell>
          <table:table-cell table:style-name="ce5" table:formula="of:=RANDBETWEEN(1;20)" office:value-type="float" office:value="9" calcext:value-type="float">
            <text:p>9</text:p>
          </table:table-cell>
          <table:table-cell table:style-name="ce5" table:formula="of:=RANDBETWEEN(1;20)" office:value-type="float" office:value="3" calcext:value-type="float">
            <text:p>3</text:p>
          </table:table-cell>
          <table:table-cell table:number-columns-repeated="16368"/>
        </table:table-row>
        <table:table-row table:style-name="ro1">
          <table:table-cell table:style-name="ce5" table:formula="of:=RANDBETWEEN(1;15)" office:value-type="float" office:value="5" calcext:value-type="float">
            <text:p>5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OSMANLI</text:p>
          </table:table-cell>
          <table:table-cell table:formula="of:=RANDBETWEEN(1;10)&amp;&quot;. Genel Müdürlük&quot;" office:value-type="string" office:string-value="7. Genel Müdürlük" calcext:value-type="string">
            <text:p>7. Genel Müdürlük</text:p>
          </table:table-cell>
          <table:table-cell office:value-type="string" calcext:value-type="string">
            <text:p>İmam Hatip Lisesi</text:p>
          </table:table-cell>
          <table:table-cell office:value-type="string" calcext:value-type="string">
            <text:p><text:span text:style-name="T1">Salihli </text:span><text:span text:style-name="T2">İmam Hatip Lisesi</text:span></text:p>
          </table:table-cell>
          <table:table-cell table:formula="of:=RANDBETWEEN(1;10)&amp;&quot;. SINIF&quot;" office:value-type="string" office:string-value="10. SINIF" calcext:value-type="string">
            <text:p>10. SINIF</text:p>
          </table:table-cell>
          <table:table-cell table:number-columns-repeated="2"/>
          <table:table-cell table:formula="of:=[.G7]" office:value-type="string" office:string-value="10. SINIF" calcext:value-type="string">
            <text:p>10. SINIF</text:p>
          </table:table-cell>
          <table:table-cell table:style-name="ce10" table:formula="of:=VLOOKUP([.A7];[$VERİLER.$A$1:.$B$15];2;0)" office:value-type="string" office:string-value="ORTAOKUL" calcext:value-type="string">
            <text:p>ORTAOKUL</text:p>
          </table:table-cell>
          <table:table-cell table:number-columns-repeated="2"/>
          <table:table-cell table:style-name="ce5" table:formula="of:=RANDBETWEEN(1;20)" office:value-type="float" office:value="2" calcext:value-type="float">
            <text:p>2</text:p>
          </table:table-cell>
          <table:table-cell table:style-name="ce5" table:formula="of:=RANDBETWEEN(1;20)" office:value-type="float" office:value="12" calcext:value-type="float">
            <text:p>12</text:p>
          </table:table-cell>
          <table:table-cell table:style-name="ce5" table:formula="of:=RANDBETWEEN(1;20)" office:value-type="float" office:value="18" calcext:value-type="float">
            <text:p>18</text:p>
          </table:table-cell>
          <table:table-cell table:number-columns-repeated="16368"/>
        </table:table-row>
        <table:table-row table:style-name="ro1">
          <table:table-cell table:style-name="ce5" table:formula="of:=RANDBETWEEN(1;15)" office:value-type="float" office:value="14" calcext:value-type="float">
            <text:p>14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RICA</text:p>
          </table:table-cell>
          <table:table-cell table:formula="of:=RANDBETWEEN(1;10)&amp;&quot;. Genel Müdürlük&quot;" office:value-type="string" office:string-value="8. Genel Müdürlük" calcext:value-type="string">
            <text:p>8. Genel Müdürlük</text:p>
          </table:table-cell>
          <table:table-cell office:value-type="string" calcext:value-type="string">
            <text:p>İlkokul</text:p>
          </table:table-cell>
          <table:table-cell office:value-type="string" calcext:value-type="string">
            <text:p>Atatürk İlkokulu</text:p>
          </table:table-cell>
          <table:table-cell table:formula="of:=RANDBETWEEN(1;10)&amp;&quot;. SINIF&quot;" office:value-type="string" office:string-value="5. SINIF" calcext:value-type="string">
            <text:p>5. SINIF</text:p>
          </table:table-cell>
          <table:table-cell table:number-columns-repeated="2"/>
          <table:table-cell table:formula="of:=[.G8]" office:value-type="string" office:string-value="5. SINIF" calcext:value-type="string">
            <text:p>5. SINIF</text:p>
          </table:table-cell>
          <table:table-cell table:style-name="ce10" table:formula="of:=VLOOKUP([.A8];[$VERİLER.$A$1:.$B$15];2;0)" office:value-type="string" office:string-value="ORTAOKUL" calcext:value-type="string">
            <text:p>ORTAOKUL</text:p>
          </table:table-cell>
          <table:table-cell table:number-columns-repeated="2"/>
          <table:table-cell table:style-name="ce5" table:formula="of:=RANDBETWEEN(1;20)" office:value-type="float" office:value="17" calcext:value-type="float">
            <text:p>17</text:p>
          </table:table-cell>
          <table:table-cell table:style-name="ce5" table:formula="of:=RANDBETWEEN(1;20)" office:value-type="float" office:value="20" calcext:value-type="float">
            <text:p>20</text:p>
          </table:table-cell>
          <table:table-cell table:style-name="ce5" table:formula="of:=RANDBETWEEN(1;20)" office:value-type="float" office:value="14" calcext:value-type="float">
            <text:p>14</text:p>
          </table:table-cell>
          <table:table-cell table:number-columns-repeated="16368"/>
        </table:table-row>
        <table:table-row table:style-name="ro1">
          <table:table-cell table:style-name="ce5" table:formula="of:=RANDBETWEEN(1;15)" office:value-type="float" office:value="6" calcext:value-type="float">
            <text:p>6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RICA</text:p>
          </table:table-cell>
          <table:table-cell table:formula="of:=RANDBETWEEN(1;10)&amp;&quot;. Genel Müdürlük&quot;" office:value-type="string" office:string-value="4. Genel Müdürlük" calcext:value-type="string">
            <text:p>4. Genel Müdürlük</text:p>
          </table:table-cell>
          <table:table-cell office:value-type="string" calcext:value-type="string">
            <text:p>Ortaokul</text:p>
          </table:table-cell>
          <table:table-cell office:value-type="string" calcext:value-type="string">
            <text:p>Sarıca Ortaokulu</text:p>
          </table:table-cell>
          <table:table-cell table:formula="of:=RANDBETWEEN(1;10)&amp;&quot;. SINIF&quot;" office:value-type="string" office:string-value="5. SINIF" calcext:value-type="string">
            <text:p>5. SINIF</text:p>
          </table:table-cell>
          <table:table-cell table:number-columns-repeated="2"/>
          <table:table-cell table:formula="of:=[.G9]" office:value-type="string" office:string-value="5. SINIF" calcext:value-type="string">
            <text:p>5. SINIF</text:p>
          </table:table-cell>
          <table:table-cell table:style-name="ce10" table:formula="of:=VLOOKUP([.A9];[$VERİLER.$A$1:.$B$15];2;0)" office:value-type="string" office:string-value="İLKOKUL" calcext:value-type="string">
            <text:p>İLKOKUL</text:p>
          </table:table-cell>
          <table:table-cell table:number-columns-repeated="2"/>
          <table:table-cell table:style-name="ce5" table:formula="of:=RANDBETWEEN(1;20)" office:value-type="float" office:value="8" calcext:value-type="float">
            <text:p>8</text:p>
          </table:table-cell>
          <table:table-cell table:style-name="ce5" table:formula="of:=RANDBETWEEN(1;20)" office:value-type="float" office:value="16" calcext:value-type="float">
            <text:p>16</text:p>
          </table:table-cell>
          <table:table-cell table:style-name="ce5" table:formula="of:=RANDBETWEEN(1;20)" office:value-type="float" office:value="18" calcext:value-type="float">
            <text:p>18</text:p>
          </table:table-cell>
          <table:table-cell table:number-columns-repeated="16368"/>
        </table:table-row>
        <table:table-row table:style-name="ro1">
          <table:table-cell table:style-name="ce5" table:formula="of:=RANDBETWEEN(1;15)" office:value-type="float" office:value="6" calcext:value-type="float">
            <text:p>6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RICA</text:p>
          </table:table-cell>
          <table:table-cell table:formula="of:=RANDBETWEEN(1;10)&amp;&quot;. Genel Müdürlük&quot;" office:value-type="string" office:string-value="6. Genel Müdürlük" calcext:value-type="string">
            <text:p>6. Genel Müdürlük</text:p>
          </table:table-cell>
          <table:table-cell office:value-type="string" calcext:value-type="string">
            <text:p>İlkokul</text:p>
          </table:table-cell>
          <table:table-cell office:value-type="string" calcext:value-type="string">
            <text:p>Atatürk İlkokulu</text:p>
          </table:table-cell>
          <table:table-cell table:formula="of:=RANDBETWEEN(1;10)&amp;&quot;. SINIF&quot;" office:value-type="string" office:string-value="5. SINIF" calcext:value-type="string">
            <text:p>5. SINIF</text:p>
          </table:table-cell>
          <table:table-cell table:number-columns-repeated="2"/>
          <table:table-cell table:formula="of:=[.G10]" office:value-type="string" office:string-value="5. SINIF" calcext:value-type="string">
            <text:p>5. SINIF</text:p>
          </table:table-cell>
          <table:table-cell table:style-name="ce10" table:formula="of:=VLOOKUP([.A10];[$VERİLER.$A$1:.$B$15];2;0)" office:value-type="string" office:string-value="İLKOKUL" calcext:value-type="string">
            <text:p>İLKOKUL</text:p>
          </table:table-cell>
          <table:table-cell table:number-columns-repeated="2"/>
          <table:table-cell table:style-name="ce5" table:formula="of:=RANDBETWEEN(1;20)" office:value-type="float" office:value="11" calcext:value-type="float">
            <text:p>11</text:p>
          </table:table-cell>
          <table:table-cell table:style-name="ce5" table:formula="of:=RANDBETWEEN(1;20)" office:value-type="float" office:value="5" calcext:value-type="float">
            <text:p>5</text:p>
          </table:table-cell>
          <table:table-cell table:style-name="ce5" table:formula="of:=RANDBETWEEN(1;20)" office:value-type="float" office:value="20" calcext:value-type="float">
            <text:p>20</text:p>
          </table:table-cell>
          <table:table-cell table:number-columns-repeated="16368"/>
        </table:table-row>
        <table:table-row table:style-name="ro1">
          <table:table-cell table:style-name="ce5" table:formula="of:=RANDBETWEEN(1;15)" office:value-type="float" office:value="13" calcext:value-type="float">
            <text:p>13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table:formula="of:=RANDBETWEEN(1;10)&amp;&quot;. Genel Müdürlük&quot;" office:value-type="string" office:string-value="2. Genel Müdürlük" calcext:value-type="string">
            <text:p>2. Genel Müdürlük</text:p>
          </table:table-cell>
          <table:table-cell office:value-type="string" calcext:value-type="string">
            <text:p>İlkokul</text:p>
          </table:table-cell>
          <table:table-cell office:value-type="string" calcext:value-type="string">
            <text:p>Sarıca İlkokulu</text:p>
          </table:table-cell>
          <table:table-cell office:value-type="string" calcext:value-type="string">
            <text:p>Anasınıfları</text:p>
          </table:table-cell>
          <table:table-cell table:number-columns-repeated="2"/>
          <table:table-cell table:formula="of:=[.G11]" office:value-type="string" office:string-value="Anasınıfları" calcext:value-type="string">
            <text:p>Anasınıfları</text:p>
          </table:table-cell>
          <table:table-cell table:style-name="ce10" office:value-type="string" calcext:value-type="string">
            <text:p>OKULÖNCESİ</text:p>
          </table:table-cell>
          <table:table-cell table:number-columns-repeated="2"/>
          <table:table-cell table:style-name="ce5" table:formula="of:=RANDBETWEEN(1;20)" office:value-type="float" office:value="11" calcext:value-type="float">
            <text:p>11</text:p>
          </table:table-cell>
          <table:table-cell table:style-name="ce5" table:formula="of:=RANDBETWEEN(1;20)" office:value-type="float" office:value="20" calcext:value-type="float">
            <text:p>20</text:p>
          </table:table-cell>
          <table:table-cell table:style-name="ce5" table:formula="of:=RANDBETWEEN(1;20)" office:value-type="float" office:value="12" calcext:value-type="float">
            <text:p>12</text:p>
          </table:table-cell>
          <table:table-cell table:number-columns-repeated="16368"/>
        </table:table-row>
        <table:table-row table:style-name="ro1">
          <table:table-cell table:style-name="ce5" table:formula="of:=RANDBETWEEN(1;15)" office:value-type="float" office:value="1" calcext:value-type="float">
            <text:p>1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table:formula="of:=RANDBETWEEN(1;10)&amp;&quot;. Genel Müdürlük&quot;" office:value-type="string" office:string-value="7. Genel Müdürlük" calcext:value-type="string">
            <text:p>7. Genel Müdürlük</text:p>
          </table:table-cell>
          <table:table-cell office:value-type="string" calcext:value-type="string">
            <text:p>İlkokul</text:p>
          </table:table-cell>
          <table:table-cell office:value-type="string" calcext:value-type="string">
            <text:p>Sarıca İlkokulu</text:p>
          </table:table-cell>
          <table:table-cell office:value-type="string" calcext:value-type="string">
            <text:p>Anasınıfları</text:p>
          </table:table-cell>
          <table:table-cell table:number-columns-repeated="2"/>
          <table:table-cell table:formula="of:=[.G12]" office:value-type="string" office:string-value="Anasınıfları" calcext:value-type="string">
            <text:p>Anasınıfları</text:p>
          </table:table-cell>
          <table:table-cell table:style-name="ce10" office:value-type="string" calcext:value-type="string">
            <text:p>OKULÖNCESİ</text:p>
          </table:table-cell>
          <table:table-cell table:number-columns-repeated="2"/>
          <table:table-cell table:style-name="ce5" table:formula="of:=RANDBETWEEN(1;20)" office:value-type="float" office:value="17" calcext:value-type="float">
            <text:p>17</text:p>
          </table:table-cell>
          <table:table-cell table:style-name="ce5" table:formula="of:=RANDBETWEEN(1;20)" office:value-type="float" office:value="4" calcext:value-type="float">
            <text:p>4</text:p>
          </table:table-cell>
          <table:table-cell table:style-name="ce5" table:formula="of:=RANDBETWEEN(1;20)" office:value-type="float" office:value="9" calcext:value-type="float">
            <text:p>9</text:p>
          </table:table-cell>
          <table:table-cell table:number-columns-repeated="16368"/>
        </table:table-row>
        <table:table-row table:style-name="ro1">
          <table:table-cell table:style-name="ce5" table:formula="of:=RANDBETWEEN(1;15)" office:value-type="float" office:value="1" calcext:value-type="float">
            <text:p>1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table:formula="of:=RANDBETWEEN(1;10)&amp;&quot;. Genel Müdürlük&quot;" office:value-type="string" office:string-value="4. Genel Müdürlük" calcext:value-type="string">
            <text:p>4. Genel Müdürlük</text:p>
          </table:table-cell>
          <table:table-cell office:value-type="string" calcext:value-type="string">
            <text:p>Anadolu Lisesi</text:p>
          </table:table-cell>
          <table:table-cell office:value-type="string" calcext:value-type="string">
            <text:p>Salihli Anadolu Lisesi</text:p>
          </table:table-cell>
          <table:table-cell table:formula="of:=RANDBETWEEN(1;10)&amp;&quot;. SINIF&quot;" office:value-type="string" office:string-value="1. SINIF" calcext:value-type="string">
            <text:p>1. SINIF</text:p>
          </table:table-cell>
          <table:table-cell table:number-columns-repeated="2"/>
          <table:table-cell table:formula="of:=[.G13]" office:value-type="string" office:string-value="1. SINIF" calcext:value-type="string">
            <text:p>1. SINIF</text:p>
          </table:table-cell>
          <table:table-cell table:style-name="ce10" table:formula="of:=VLOOKUP([.A13];[$VERİLER.$A$1:.$B$15];2;0)" office:value-type="string" office:string-value="ORTAÖĞRETİM" calcext:value-type="string">
            <text:p>ORTAÖĞRETİM</text:p>
          </table:table-cell>
          <table:table-cell table:number-columns-repeated="2"/>
          <table:table-cell table:style-name="ce5" table:formula="of:=RANDBETWEEN(1;20)" office:value-type="float" office:value="9" calcext:value-type="float">
            <text:p>9</text:p>
          </table:table-cell>
          <table:table-cell table:style-name="ce5" table:formula="of:=RANDBETWEEN(1;20)" office:value-type="float" office:value="11" calcext:value-type="float">
            <text:p>11</text:p>
          </table:table-cell>
          <table:table-cell table:style-name="ce5" table:formula="of:=RANDBETWEEN(1;20)" office:value-type="float" office:value="20" calcext:value-type="float">
            <text:p>20</text:p>
          </table:table-cell>
          <table:table-cell table:number-columns-repeated="16368"/>
        </table:table-row>
        <table:table-row table:style-name="ro1">
          <table:table-cell table:style-name="ce5" table:formula="of:=RANDBETWEEN(1;15)" office:value-type="float" office:value="10" calcext:value-type="float">
            <text:p>10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table:formula="of:=RANDBETWEEN(1;10)&amp;&quot;. Genel Müdürlük&quot;" office:value-type="string" office:string-value="8. Genel Müdürlük" calcext:value-type="string">
            <text:p>8. Genel Müdürlük</text:p>
          </table:table-cell>
          <table:table-cell office:value-type="string" calcext:value-type="string">
            <text:p>Anadolu Meslek Programı</text:p>
          </table:table-cell>
          <table:table-cell office:value-type="string" calcext:value-type="string">
            <text:p>Mesleki ve Teknik Anadolu Lisesi</text:p>
          </table:table-cell>
          <table:table-cell table:formula="of:=RANDBETWEEN(1;10)&amp;&quot;. SINIF&quot;" office:value-type="string" office:string-value="6. SINIF" calcext:value-type="string">
            <text:p>6. SINIF</text:p>
          </table:table-cell>
          <table:table-cell table:number-columns-repeated="2"/>
          <table:table-cell table:formula="of:=[.G14]" office:value-type="string" office:string-value="6. SINIF" calcext:value-type="string">
            <text:p>6. SINIF</text:p>
          </table:table-cell>
          <table:table-cell table:style-name="ce10" table:formula="of:=VLOOKUP([.A14];[$VERİLER.$A$1:.$B$15];2;0)" office:value-type="string" office:string-value="ORTAÖĞRETİM" calcext:value-type="string">
            <text:p>ORTAÖĞRETİM</text:p>
          </table:table-cell>
          <table:table-cell table:number-columns-repeated="2"/>
          <table:table-cell table:style-name="ce5" table:formula="of:=RANDBETWEEN(1;20)" office:value-type="float" office:value="18" calcext:value-type="float">
            <text:p>18</text:p>
          </table:table-cell>
          <table:table-cell table:style-name="ce5" table:formula="of:=RANDBETWEEN(1;20)" office:value-type="float" office:value="13" calcext:value-type="float">
            <text:p>13</text:p>
          </table:table-cell>
          <table:table-cell table:style-name="ce5" table:formula="of:=RANDBETWEEN(1;20)" office:value-type="float" office:value="6" calcext:value-type="float">
            <text:p>6</text:p>
          </table:table-cell>
          <table:table-cell table:number-columns-repeated="16368"/>
        </table:table-row>
        <table:table-row table:style-name="ro1">
          <table:table-cell table:style-name="ce5" table:formula="of:=RANDBETWEEN(1;15)" office:value-type="float" office:value="10" calcext:value-type="float">
            <text:p>10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table:formula="of:=RANDBETWEEN(1;10)&amp;&quot;. Genel Müdürlük&quot;" office:value-type="string" office:string-value="6. Genel Müdürlük" calcext:value-type="string">
            <text:p>6. Genel Müdürlük</text:p>
          </table:table-cell>
          <table:table-cell office:value-type="string" calcext:value-type="string">
            <text:p>İmam Hatip Lisesi</text:p>
          </table:table-cell>
          <table:table-cell office:value-type="string" calcext:value-type="string">
            <text:p>Anadolu İmam Hatip Lisesi</text:p>
          </table:table-cell>
          <table:table-cell table:formula="of:=RANDBETWEEN(1;10)&amp;&quot;. SINIF&quot;" office:value-type="string" office:string-value="4. SINIF" calcext:value-type="string">
            <text:p>4. SINIF</text:p>
          </table:table-cell>
          <table:table-cell table:number-columns-repeated="2"/>
          <table:table-cell table:formula="of:=[.G15]" office:value-type="string" office:string-value="4. SINIF" calcext:value-type="string">
            <text:p>4. SINIF</text:p>
          </table:table-cell>
          <table:table-cell table:style-name="ce10" table:formula="of:=VLOOKUP([.A15];[$VERİLER.$A$1:.$B$15];2;0)" office:value-type="string" office:string-value="ORTAÖĞRETİM" calcext:value-type="string">
            <text:p>ORTAÖĞRETİM</text:p>
          </table:table-cell>
          <table:table-cell table:number-columns-repeated="2"/>
          <table:table-cell table:style-name="ce5" table:formula="of:=RANDBETWEEN(1;20)" office:value-type="float" office:value="13" calcext:value-type="float">
            <text:p>13</text:p>
          </table:table-cell>
          <table:table-cell table:style-name="ce5" table:formula="of:=RANDBETWEEN(1;20)" office:value-type="float" office:value="13" calcext:value-type="float">
            <text:p>13</text:p>
          </table:table-cell>
          <table:table-cell table:style-name="ce5" table:formula="of:=RANDBETWEEN(1;20)" office:value-type="float" office:value="12" calcext:value-type="float">
            <text:p>12</text:p>
          </table:table-cell>
          <table:table-cell table:number-columns-repeated="16368"/>
        </table:table-row>
        <table:table-row table:style-name="ro1">
          <table:table-cell table:style-name="ce5" table:formula="of:=RANDBETWEEN(1;15)" office:value-type="float" office:value="1" calcext:value-type="float">
            <text:p>1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table:formula="of:=RANDBETWEEN(1;10)&amp;&quot;. Genel Müdürlük&quot;" office:value-type="string" office:string-value="1. Genel Müdürlük" calcext:value-type="string">
            <text:p>1. Genel Müdürlük</text:p>
          </table:table-cell>
          <table:table-cell table:number-columns-repeated="2" office:value-type="string" calcext:value-type="string">
            <text:p>Anadolu İmam Hatip Lisesi</text:p>
          </table:table-cell>
          <table:table-cell table:formula="of:=RANDBETWEEN(1;10)&amp;&quot;. SINIF&quot;" office:value-type="string" office:string-value="8. SINIF" calcext:value-type="string">
            <text:p>8. SINIF</text:p>
          </table:table-cell>
          <table:table-cell table:number-columns-repeated="2"/>
          <table:table-cell table:formula="of:=[.G16]" office:value-type="string" office:string-value="8. SINIF" calcext:value-type="string">
            <text:p>8. SINIF</text:p>
          </table:table-cell>
          <table:table-cell table:style-name="ce10" table:formula="of:=VLOOKUP([.A16];[$VERİLER.$A$1:.$B$15];2;0)" office:value-type="string" office:string-value="ORTAÖĞRETİM" calcext:value-type="string">
            <text:p>ORTAÖĞRETİM</text:p>
          </table:table-cell>
          <table:table-cell table:number-columns-repeated="2"/>
          <table:table-cell table:style-name="ce5" table:formula="of:=RANDBETWEEN(1;20)" office:value-type="float" office:value="14" calcext:value-type="float">
            <text:p>14</text:p>
          </table:table-cell>
          <table:table-cell table:style-name="ce5" table:formula="of:=RANDBETWEEN(1;20)" office:value-type="float" office:value="17" calcext:value-type="float">
            <text:p>17</text:p>
          </table:table-cell>
          <table:table-cell table:style-name="ce5" table:formula="of:=RANDBETWEEN(1;20)" office:value-type="float" office:value="12" calcext:value-type="float">
            <text:p>12</text:p>
          </table:table-cell>
          <table:table-cell table:number-columns-repeated="16368"/>
        </table:table-row>
        <table:table-row table:style-name="ro1">
          <table:table-cell table:style-name="ce5" table:formula="of:=RANDBETWEEN(1;15)" office:value-type="float" office:value="14" calcext:value-type="float">
            <text:p>14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OSMANLI</text:p>
          </table:table-cell>
          <table:table-cell table:formula="of:=RANDBETWEEN(1;10)&amp;&quot;. Genel Müdürlük&quot;" office:value-type="string" office:string-value="5. Genel Müdürlük" calcext:value-type="string">
            <text:p>5. Genel Müdürlük</text:p>
          </table:table-cell>
          <table:table-cell office:value-type="string" calcext:value-type="string">
            <text:p>İmam Hatip Lisesi</text:p>
          </table:table-cell>
          <table:table-cell office:value-type="string" calcext:value-type="string">
            <text:p><text:span text:style-name="T1">Salihli </text:span><text:span text:style-name="T2">İmam Hatip Lisesi</text:span></text:p>
          </table:table-cell>
          <table:table-cell table:formula="of:=RANDBETWEEN(1;10)&amp;&quot;. SINIF&quot;" office:value-type="string" office:string-value="9. SINIF" calcext:value-type="string">
            <text:p>9. SINIF</text:p>
          </table:table-cell>
          <table:table-cell table:number-columns-repeated="2"/>
          <table:table-cell table:formula="of:=[.G17]" office:value-type="string" office:string-value="9. SINIF" calcext:value-type="string">
            <text:p>9. SINIF</text:p>
          </table:table-cell>
          <table:table-cell table:style-name="ce10" table:formula="of:=VLOOKUP([.A17];[$VERİLER.$A$1:.$B$15];2;0)" office:value-type="string" office:string-value="ORTAOKUL" calcext:value-type="string">
            <text:p>ORTAOKUL</text:p>
          </table:table-cell>
          <table:table-cell table:number-columns-repeated="2"/>
          <table:table-cell table:style-name="ce5" table:formula="of:=RANDBETWEEN(1;20)" office:value-type="float" office:value="19" calcext:value-type="float">
            <text:p>19</text:p>
          </table:table-cell>
          <table:table-cell table:style-name="ce5" table:formula="of:=RANDBETWEEN(1;20)" office:value-type="float" office:value="13" calcext:value-type="float">
            <text:p>13</text:p>
          </table:table-cell>
          <table:table-cell table:style-name="ce5" table:formula="of:=RANDBETWEEN(1;20)" office:value-type="float" office:value="18" calcext:value-type="float">
            <text:p>18</text:p>
          </table:table-cell>
          <table:table-cell table:number-columns-repeated="16368"/>
        </table:table-row>
        <table:table-row table:style-name="ro1">
          <table:table-cell table:style-name="ce5" table:formula="of:=RANDBETWEEN(1;15)" office:value-type="float" office:value="11" calcext:value-type="float">
            <text:p>11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OSMANLI</text:p>
          </table:table-cell>
          <table:table-cell table:formula="of:=RANDBETWEEN(1;10)&amp;&quot;. Genel Müdürlük&quot;" office:value-type="string" office:string-value="3. Genel Müdürlük" calcext:value-type="string">
            <text:p>3. Genel Müdürlük</text:p>
          </table:table-cell>
          <table:table-cell office:value-type="string" calcext:value-type="string">
            <text:p>İmam Hatip Lisesi</text:p>
          </table:table-cell>
          <table:table-cell office:value-type="string" calcext:value-type="string">
            <text:p><text:span text:style-name="T1">Salihli </text:span><text:span text:style-name="T2">İmam Hatip Lisesi</text:span></text:p>
          </table:table-cell>
          <table:table-cell table:formula="of:=RANDBETWEEN(1;10)&amp;&quot;. SINIF&quot;" office:value-type="string" office:string-value="9. SINIF" calcext:value-type="string">
            <text:p>9. SINIF</text:p>
          </table:table-cell>
          <table:table-cell table:number-columns-repeated="2"/>
          <table:table-cell table:formula="of:=[.G18]" office:value-type="string" office:string-value="9. SINIF" calcext:value-type="string">
            <text:p>9. SINIF</text:p>
          </table:table-cell>
          <table:table-cell table:style-name="ce10" table:formula="of:=VLOOKUP([.A18];[$VERİLER.$A$1:.$B$15];2;0)" office:value-type="string" office:string-value="ORTAOKUL" calcext:value-type="string">
            <text:p>ORTAOKUL</text:p>
          </table:table-cell>
          <table:table-cell table:number-columns-repeated="2"/>
          <table:table-cell table:style-name="ce5" table:formula="of:=RANDBETWEEN(1;20)" office:value-type="float" office:value="6" calcext:value-type="float">
            <text:p>6</text:p>
          </table:table-cell>
          <table:table-cell table:style-name="ce5" table:formula="of:=RANDBETWEEN(1;20)" office:value-type="float" office:value="14" calcext:value-type="float">
            <text:p>14</text:p>
          </table:table-cell>
          <table:table-cell table:style-name="ce5" table:formula="of:=RANDBETWEEN(1;20)" office:value-type="float" office:value="19" calcext:value-type="float">
            <text:p>19</text:p>
          </table:table-cell>
          <table:table-cell table:number-columns-repeated="16368"/>
        </table:table-row>
        <table:table-row table:style-name="ro1">
          <table:table-cell table:style-name="ce5" table:formula="of:=RANDBETWEEN(1;15)" office:value-type="float" office:value="9" calcext:value-type="float">
            <text:p>9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RICA</text:p>
          </table:table-cell>
          <table:table-cell table:formula="of:=RANDBETWEEN(1;10)&amp;&quot;. Genel Müdürlük&quot;" office:value-type="string" office:string-value="4. Genel Müdürlük" calcext:value-type="string">
            <text:p>4. Genel Müdürlük</text:p>
          </table:table-cell>
          <table:table-cell office:value-type="string" calcext:value-type="string">
            <text:p>İlkokul</text:p>
          </table:table-cell>
          <table:table-cell office:value-type="string" calcext:value-type="string">
            <text:p>Atatürk İlkokulu</text:p>
          </table:table-cell>
          <table:table-cell table:formula="of:=RANDBETWEEN(1;10)&amp;&quot;. SINIF&quot;" office:value-type="string" office:string-value="1. SINIF" calcext:value-type="string">
            <text:p>1. SINIF</text:p>
          </table:table-cell>
          <table:table-cell table:number-columns-repeated="2"/>
          <table:table-cell table:formula="of:=[.G19]" office:value-type="string" office:string-value="1. SINIF" calcext:value-type="string">
            <text:p>1. SINIF</text:p>
          </table:table-cell>
          <table:table-cell table:style-name="ce10" table:formula="of:=VLOOKUP([.A19];[$VERİLER.$A$1:.$B$15];2;0)" office:value-type="string" office:string-value="İLKOKUL" calcext:value-type="string">
            <text:p>İLKOKUL</text:p>
          </table:table-cell>
          <table:table-cell table:number-columns-repeated="2"/>
          <table:table-cell table:style-name="ce5" table:formula="of:=RANDBETWEEN(1;20)" office:value-type="float" office:value="16" calcext:value-type="float">
            <text:p>16</text:p>
          </table:table-cell>
          <table:table-cell table:style-name="ce5" table:formula="of:=RANDBETWEEN(1;20)" office:value-type="float" office:value="19" calcext:value-type="float">
            <text:p>19</text:p>
          </table:table-cell>
          <table:table-cell table:style-name="ce5" table:formula="of:=RANDBETWEEN(1;20)" office:value-type="float" office:value="12" calcext:value-type="float">
            <text:p>12</text:p>
          </table:table-cell>
          <table:table-cell table:number-columns-repeated="16368"/>
        </table:table-row>
        <table:table-row table:style-name="ro1">
          <table:table-cell table:style-name="ce5" table:formula="of:=RANDBETWEEN(1;15)" office:value-type="float" office:value="3" calcext:value-type="float">
            <text:p>3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RICA</text:p>
          </table:table-cell>
          <table:table-cell table:formula="of:=RANDBETWEEN(1;10)&amp;&quot;. Genel Müdürlük&quot;" office:value-type="string" office:string-value="8. Genel Müdürlük" calcext:value-type="string">
            <text:p>8. Genel Müdürlük</text:p>
          </table:table-cell>
          <table:table-cell office:value-type="string" calcext:value-type="string">
            <text:p>Ortaokul</text:p>
          </table:table-cell>
          <table:table-cell office:value-type="string" calcext:value-type="string">
            <text:p>Sarıca Ortaokulu</text:p>
          </table:table-cell>
          <table:table-cell table:formula="of:=RANDBETWEEN(1;10)&amp;&quot;. SINIF&quot;" office:value-type="string" office:string-value="6. SINIF" calcext:value-type="string">
            <text:p>6. SINIF</text:p>
          </table:table-cell>
          <table:table-cell table:number-columns-repeated="2"/>
          <table:table-cell table:formula="of:=[.G20]" office:value-type="string" office:string-value="6. SINIF" calcext:value-type="string">
            <text:p>6. SINIF</text:p>
          </table:table-cell>
          <table:table-cell table:style-name="ce10" table:formula="of:=VLOOKUP([.A20];[$VERİLER.$A$1:.$B$15];2;0)" office:value-type="string" office:string-value="İLKOKUL" calcext:value-type="string">
            <text:p>İLKOKUL</text:p>
          </table:table-cell>
          <table:table-cell table:number-columns-repeated="2"/>
          <table:table-cell table:style-name="ce5" table:formula="of:=RANDBETWEEN(1;20)" office:value-type="float" office:value="6" calcext:value-type="float">
            <text:p>6</text:p>
          </table:table-cell>
          <table:table-cell table:style-name="ce5" table:formula="of:=RANDBETWEEN(1;20)" office:value-type="float" office:value="11" calcext:value-type="float">
            <text:p>11</text:p>
          </table:table-cell>
          <table:table-cell table:style-name="ce5" table:formula="of:=RANDBETWEEN(1;20)" office:value-type="float" office:value="8" calcext:value-type="float">
            <text:p>8</text:p>
          </table:table-cell>
          <table:table-cell table:number-columns-repeated="16368"/>
        </table:table-row>
        <table:table-row table:style-name="ro1">
          <table:table-cell table:style-name="ce5" table:formula="of:=RANDBETWEEN(1;15)" office:value-type="float" office:value="1" calcext:value-type="float">
            <text:p>1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RICA</text:p>
          </table:table-cell>
          <table:table-cell table:formula="of:=RANDBETWEEN(1;10)&amp;&quot;. Genel Müdürlük&quot;" office:value-type="string" office:string-value="7. Genel Müdürlük" calcext:value-type="string">
            <text:p>7. Genel Müdürlük</text:p>
          </table:table-cell>
          <table:table-cell office:value-type="string" calcext:value-type="string">
            <text:p>İlkokul</text:p>
          </table:table-cell>
          <table:table-cell office:value-type="string" calcext:value-type="string">
            <text:p>Atatürk İlkokulu</text:p>
          </table:table-cell>
          <table:table-cell table:formula="of:=RANDBETWEEN(1;10)&amp;&quot;. SINIF&quot;" office:value-type="string" office:string-value="9. SINIF" calcext:value-type="string">
            <text:p>9. SINIF</text:p>
          </table:table-cell>
          <table:table-cell table:number-columns-repeated="2"/>
          <table:table-cell table:formula="of:=[.G21]" office:value-type="string" office:string-value="9. SINIF" calcext:value-type="string">
            <text:p>9. SINIF</text:p>
          </table:table-cell>
          <table:table-cell table:style-name="ce10" table:formula="of:=VLOOKUP([.A21];[$VERİLER.$A$1:.$B$15];2;0)" office:value-type="string" office:string-value="ORTAÖĞRETİM" calcext:value-type="string">
            <text:p>ORTAÖĞRETİM</text:p>
          </table:table-cell>
          <table:table-cell table:number-columns-repeated="2"/>
          <table:table-cell table:style-name="ce5" table:formula="of:=RANDBETWEEN(1;20)" office:value-type="float" office:value="15" calcext:value-type="float">
            <text:p>15</text:p>
          </table:table-cell>
          <table:table-cell table:style-name="ce5" table:formula="of:=RANDBETWEEN(1;20)" office:value-type="float" office:value="11" calcext:value-type="float">
            <text:p>11</text:p>
          </table:table-cell>
          <table:table-cell table:style-name="ce5" table:formula="of:=RANDBETWEEN(1;20)" office:value-type="float" office:value="16" calcext:value-type="float">
            <text:p>16</text:p>
          </table:table-cell>
          <table:table-cell table:number-columns-repeated="16368"/>
        </table:table-row>
        <table:table-row table:style-name="ro1">
          <table:table-cell table:style-name="ce5" table:formula="of:=RANDBETWEEN(1;15)" office:value-type="float" office:value="2" calcext:value-type="float">
            <text:p>2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table:formula="of:=RANDBETWEEN(1;10)&amp;&quot;. Genel Müdürlük&quot;" office:value-type="string" office:string-value="3. Genel Müdürlük" calcext:value-type="string">
            <text:p>3. Genel Müdürlük</text:p>
          </table:table-cell>
          <table:table-cell office:value-type="string" calcext:value-type="string">
            <text:p>İlkokul</text:p>
          </table:table-cell>
          <table:table-cell office:value-type="string" calcext:value-type="string">
            <text:p>Sarıca İlkokulu</text:p>
          </table:table-cell>
          <table:table-cell office:value-type="string" calcext:value-type="string">
            <text:p>Anasınıfları</text:p>
          </table:table-cell>
          <table:table-cell table:number-columns-repeated="2"/>
          <table:table-cell table:formula="of:=[.G22]" office:value-type="string" office:string-value="Anasınıfları" calcext:value-type="string">
            <text:p>Anasınıfları</text:p>
          </table:table-cell>
          <table:table-cell table:style-name="ce10" office:value-type="string" calcext:value-type="string">
            <text:p>OKULÖNCESİ</text:p>
          </table:table-cell>
          <table:table-cell table:number-columns-repeated="2"/>
          <table:table-cell table:style-name="ce5" table:formula="of:=RANDBETWEEN(1;20)" office:value-type="float" office:value="14" calcext:value-type="float">
            <text:p>14</text:p>
          </table:table-cell>
          <table:table-cell table:style-name="ce5" table:formula="of:=RANDBETWEEN(1;20)" office:value-type="float" office:value="2" calcext:value-type="float">
            <text:p>2</text:p>
          </table:table-cell>
          <table:table-cell table:style-name="ce5" table:formula="of:=RANDBETWEEN(1;20)" office:value-type="float" office:value="4" calcext:value-type="float">
            <text:p>4</text:p>
          </table:table-cell>
          <table:table-cell table:number-columns-repeated="16368"/>
        </table:table-row>
        <table:table-row table:style-name="ro1">
          <table:table-cell table:style-name="ce5" table:formula="of:=RANDBETWEEN(1;15)" office:value-type="float" office:value="11" calcext:value-type="float">
            <text:p>11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table:formula="of:=RANDBETWEEN(1;10)&amp;&quot;. Genel Müdürlük&quot;" office:value-type="string" office:string-value="9. Genel Müdürlük" calcext:value-type="string">
            <text:p>9. Genel Müdürlük</text:p>
          </table:table-cell>
          <table:table-cell office:value-type="string" calcext:value-type="string">
            <text:p>İlkokul</text:p>
          </table:table-cell>
          <table:table-cell office:value-type="string" calcext:value-type="string">
            <text:p>Sarıca İlkokulu</text:p>
          </table:table-cell>
          <table:table-cell office:value-type="string" calcext:value-type="string">
            <text:p>Anasınıfları</text:p>
          </table:table-cell>
          <table:table-cell table:number-columns-repeated="2"/>
          <table:table-cell table:formula="of:=[.G23]" office:value-type="string" office:string-value="Anasınıfları" calcext:value-type="string">
            <text:p>Anasınıfları</text:p>
          </table:table-cell>
          <table:table-cell table:style-name="ce10" office:value-type="string" calcext:value-type="string">
            <text:p>OKULÖNCESİ</text:p>
          </table:table-cell>
          <table:table-cell table:number-columns-repeated="2"/>
          <table:table-cell table:style-name="ce5" table:formula="of:=RANDBETWEEN(1;20)" office:value-type="float" office:value="8" calcext:value-type="float">
            <text:p>8</text:p>
          </table:table-cell>
          <table:table-cell table:style-name="ce5" table:formula="of:=RANDBETWEEN(1;20)" office:value-type="float" office:value="6" calcext:value-type="float">
            <text:p>6</text:p>
          </table:table-cell>
          <table:table-cell table:style-name="ce5" table:formula="of:=RANDBETWEEN(1;20)" office:value-type="float" office:value="13" calcext:value-type="float">
            <text:p>13</text:p>
          </table:table-cell>
          <table:table-cell table:number-columns-repeated="16368"/>
        </table:table-row>
        <table:table-row table:style-name="ro1">
          <table:table-cell table:style-name="ce5" table:formula="of:=RANDBETWEEN(1;15)" office:value-type="float" office:value="15" calcext:value-type="float">
            <text:p>15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table:formula="of:=RANDBETWEEN(1;10)&amp;&quot;. Genel Müdürlük&quot;" office:value-type="string" office:string-value="6. Genel Müdürlük" calcext:value-type="string">
            <text:p>6. Genel Müdürlük</text:p>
          </table:table-cell>
          <table:table-cell office:value-type="string" calcext:value-type="string">
            <text:p>Anadolu Lisesi</text:p>
          </table:table-cell>
          <table:table-cell office:value-type="string" calcext:value-type="string">
            <text:p>Salihli Anadolu Lisesi</text:p>
          </table:table-cell>
          <table:table-cell table:formula="of:=RANDBETWEEN(1;10)&amp;&quot;. SINIF&quot;" office:value-type="string" office:string-value="5. SINIF" calcext:value-type="string">
            <text:p>5. SINIF</text:p>
          </table:table-cell>
          <table:table-cell table:number-columns-repeated="2"/>
          <table:table-cell table:formula="of:=[.G24]" office:value-type="string" office:string-value="5. SINIF" calcext:value-type="string">
            <text:p>5. SINIF</text:p>
          </table:table-cell>
          <table:table-cell table:style-name="ce10" table:formula="of:=VLOOKUP([.A24];[$VERİLER.$A$1:.$B$15];2;0)" office:value-type="string" office:string-value="İLKOKUL" calcext:value-type="string">
            <text:p>İLKOKUL</text:p>
          </table:table-cell>
          <table:table-cell table:number-columns-repeated="2"/>
          <table:table-cell table:style-name="ce5" table:formula="of:=RANDBETWEEN(1;20)" office:value-type="float" office:value="3" calcext:value-type="float">
            <text:p>3</text:p>
          </table:table-cell>
          <table:table-cell table:style-name="ce5" table:formula="of:=RANDBETWEEN(1;20)" office:value-type="float" office:value="4" calcext:value-type="float">
            <text:p>4</text:p>
          </table:table-cell>
          <table:table-cell table:style-name="ce5" table:formula="of:=RANDBETWEEN(1;20)" office:value-type="float" office:value="14" calcext:value-type="float">
            <text:p>14</text:p>
          </table:table-cell>
          <table:table-cell table:number-columns-repeated="16368"/>
        </table:table-row>
        <table:table-row table:style-name="ro1">
          <table:table-cell table:style-name="ce5" table:formula="of:=RANDBETWEEN(1;15)" office:value-type="float" office:value="7" calcext:value-type="float">
            <text:p>7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table:formula="of:=RANDBETWEEN(1;10)&amp;&quot;. Genel Müdürlük&quot;" office:value-type="string" office:string-value="6. Genel Müdürlük" calcext:value-type="string">
            <text:p>6. Genel Müdürlük</text:p>
          </table:table-cell>
          <table:table-cell office:value-type="string" calcext:value-type="string">
            <text:p>Anadolu Meslek Programı</text:p>
          </table:table-cell>
          <table:table-cell office:value-type="string" calcext:value-type="string">
            <text:p>Mesleki ve Teknik Anadolu Lisesi</text:p>
          </table:table-cell>
          <table:table-cell table:formula="of:=RANDBETWEEN(1;10)&amp;&quot;. SINIF&quot;" office:value-type="string" office:string-value="4. SINIF" calcext:value-type="string">
            <text:p>4. SINIF</text:p>
          </table:table-cell>
          <table:table-cell table:number-columns-repeated="2"/>
          <table:table-cell table:formula="of:=[.G25]" office:value-type="string" office:string-value="4. SINIF" calcext:value-type="string">
            <text:p>4. SINIF</text:p>
          </table:table-cell>
          <table:table-cell table:style-name="ce10" table:formula="of:=VLOOKUP([.A25];[$VERİLER.$A$1:.$B$15];2;0)" office:value-type="string" office:string-value="ORTAÖĞRETİM" calcext:value-type="string">
            <text:p>ORTAÖĞRETİM</text:p>
          </table:table-cell>
          <table:table-cell table:number-columns-repeated="2"/>
          <table:table-cell table:style-name="ce5" table:formula="of:=RANDBETWEEN(1;20)" office:value-type="float" office:value="20" calcext:value-type="float">
            <text:p>20</text:p>
          </table:table-cell>
          <table:table-cell table:style-name="ce5" table:formula="of:=RANDBETWEEN(1;20)" office:value-type="float" office:value="10" calcext:value-type="float">
            <text:p>10</text:p>
          </table:table-cell>
          <table:table-cell table:style-name="ce5" table:formula="of:=RANDBETWEEN(1;20)" office:value-type="float" office:value="2" calcext:value-type="float">
            <text:p>2</text:p>
          </table:table-cell>
          <table:table-cell table:number-columns-repeated="16368"/>
        </table:table-row>
        <table:table-row table:style-name="ro1">
          <table:table-cell table:style-name="ce5" table:formula="of:=RANDBETWEEN(1;15)" office:value-type="float" office:value="2" calcext:value-type="float">
            <text:p>2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table:formula="of:=RANDBETWEEN(1;10)&amp;&quot;. Genel Müdürlük&quot;" office:value-type="string" office:string-value="7. Genel Müdürlük" calcext:value-type="string">
            <text:p>7. Genel Müdürlük</text:p>
          </table:table-cell>
          <table:table-cell office:value-type="string" calcext:value-type="string">
            <text:p>İmam Hatip Lisesi</text:p>
          </table:table-cell>
          <table:table-cell office:value-type="string" calcext:value-type="string">
            <text:p>Anadolu İmam Hatip Lisesi</text:p>
          </table:table-cell>
          <table:table-cell table:formula="of:=RANDBETWEEN(1;10)&amp;&quot;. SINIF&quot;" office:value-type="string" office:string-value="4. SINIF" calcext:value-type="string">
            <text:p>4. SINIF</text:p>
          </table:table-cell>
          <table:table-cell table:number-columns-repeated="2"/>
          <table:table-cell table:formula="of:=[.G26]" office:value-type="string" office:string-value="4. SINIF" calcext:value-type="string">
            <text:p>4. SINIF</text:p>
          </table:table-cell>
          <table:table-cell table:style-name="ce10" table:formula="of:=VLOOKUP([.A26];[$VERİLER.$A$1:.$B$15];2;0)" office:value-type="string" office:string-value="ORTAOKUL" calcext:value-type="string">
            <text:p>ORTAOKUL</text:p>
          </table:table-cell>
          <table:table-cell table:number-columns-repeated="2"/>
          <table:table-cell table:style-name="ce5" table:formula="of:=RANDBETWEEN(1;20)" office:value-type="float" office:value="4" calcext:value-type="float">
            <text:p>4</text:p>
          </table:table-cell>
          <table:table-cell table:style-name="ce5" table:formula="of:=RANDBETWEEN(1;20)" office:value-type="float" office:value="14" calcext:value-type="float">
            <text:p>14</text:p>
          </table:table-cell>
          <table:table-cell table:style-name="ce5" table:formula="of:=RANDBETWEEN(1;20)" office:value-type="float" office:value="8" calcext:value-type="float">
            <text:p>8</text:p>
          </table:table-cell>
          <table:table-cell table:number-columns-repeated="16368"/>
        </table:table-row>
        <table:table-row table:style-name="ro1">
          <table:table-cell table:style-name="ce5" table:formula="of:=RANDBETWEEN(1;15)" office:value-type="float" office:value="5" calcext:value-type="float">
            <text:p>5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table:formula="of:=RANDBETWEEN(1;10)&amp;&quot;. Genel Müdürlük&quot;" office:value-type="string" office:string-value="2. Genel Müdürlük" calcext:value-type="string">
            <text:p>2. Genel Müdürlük</text:p>
          </table:table-cell>
          <table:table-cell table:number-columns-repeated="2" office:value-type="string" calcext:value-type="string">
            <text:p>Anadolu İmam Hatip Lisesi</text:p>
          </table:table-cell>
          <table:table-cell table:formula="of:=RANDBETWEEN(1;10)&amp;&quot;. SINIF&quot;" office:value-type="string" office:string-value="2. SINIF" calcext:value-type="string">
            <text:p>2. SINIF</text:p>
          </table:table-cell>
          <table:table-cell table:number-columns-repeated="2"/>
          <table:table-cell table:formula="of:=[.G27]" office:value-type="string" office:string-value="2. SINIF" calcext:value-type="string">
            <text:p>2. SINIF</text:p>
          </table:table-cell>
          <table:table-cell table:style-name="ce10" table:formula="of:=VLOOKUP([.A27];[$VERİLER.$A$1:.$B$15];2;0)" office:value-type="string" office:string-value="ORTAOKUL" calcext:value-type="string">
            <text:p>ORTAOKUL</text:p>
          </table:table-cell>
          <table:table-cell table:number-columns-repeated="2"/>
          <table:table-cell table:style-name="ce5" table:formula="of:=RANDBETWEEN(1;20)" office:value-type="float" office:value="17" calcext:value-type="float">
            <text:p>17</text:p>
          </table:table-cell>
          <table:table-cell table:style-name="ce5" table:formula="of:=RANDBETWEEN(1;20)" office:value-type="float" office:value="4" calcext:value-type="float">
            <text:p>4</text:p>
          </table:table-cell>
          <table:table-cell table:style-name="ce5" table:formula="of:=RANDBETWEEN(1;20)" office:value-type="float" office:value="13" calcext:value-type="float">
            <text:p>13</text:p>
          </table:table-cell>
          <table:table-cell table:number-columns-repeated="16368"/>
        </table:table-row>
        <table:table-row table:style-name="ro1">
          <table:table-cell table:style-name="ce5" table:formula="of:=RANDBETWEEN(1;15)" office:value-type="float" office:value="14" calcext:value-type="float">
            <text:p>14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OSMANLI</text:p>
          </table:table-cell>
          <table:table-cell table:formula="of:=RANDBETWEEN(1;10)&amp;&quot;. Genel Müdürlük&quot;" office:value-type="string" office:string-value="9. Genel Müdürlük" calcext:value-type="string">
            <text:p>9. Genel Müdürlük</text:p>
          </table:table-cell>
          <table:table-cell office:value-type="string" calcext:value-type="string">
            <text:p>İmam Hatip Lisesi</text:p>
          </table:table-cell>
          <table:table-cell office:value-type="string" calcext:value-type="string">
            <text:p><text:span text:style-name="T1">Salihli </text:span><text:span text:style-name="T2">İmam Hatip Lisesi</text:span></text:p>
          </table:table-cell>
          <table:table-cell table:formula="of:=RANDBETWEEN(1;10)&amp;&quot;. SINIF&quot;" office:value-type="string" office:string-value="2. SINIF" calcext:value-type="string">
            <text:p>2. SINIF</text:p>
          </table:table-cell>
          <table:table-cell table:number-columns-repeated="2"/>
          <table:table-cell table:formula="of:=[.G28]" office:value-type="string" office:string-value="2. SINIF" calcext:value-type="string">
            <text:p>2. SINIF</text:p>
          </table:table-cell>
          <table:table-cell table:style-name="ce10" table:formula="of:=VLOOKUP([.A28];[$VERİLER.$A$1:.$B$15];2;0)" office:value-type="string" office:string-value="ORTAOKUL" calcext:value-type="string">
            <text:p>ORTAOKUL</text:p>
          </table:table-cell>
          <table:table-cell table:number-columns-repeated="2"/>
          <table:table-cell table:style-name="ce5" table:formula="of:=RANDBETWEEN(1;20)" office:value-type="float" office:value="10" calcext:value-type="float">
            <text:p>10</text:p>
          </table:table-cell>
          <table:table-cell table:style-name="ce5" table:formula="of:=RANDBETWEEN(1;20)" office:value-type="float" office:value="4" calcext:value-type="float">
            <text:p>4</text:p>
          </table:table-cell>
          <table:table-cell table:style-name="ce5" table:formula="of:=RANDBETWEEN(1;20)" office:value-type="float" office:value="2" calcext:value-type="float">
            <text:p>2</text:p>
          </table:table-cell>
          <table:table-cell table:number-columns-repeated="16368"/>
        </table:table-row>
        <table:table-row table:style-name="ro1">
          <table:table-cell table:style-name="ce5" table:formula="of:=RANDBETWEEN(1;15)" office:value-type="float" office:value="2" calcext:value-type="float">
            <text:p>2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OSMANLI</text:p>
          </table:table-cell>
          <table:table-cell table:formula="of:=RANDBETWEEN(1;10)&amp;&quot;. Genel Müdürlük&quot;" office:value-type="string" office:string-value="1. Genel Müdürlük" calcext:value-type="string">
            <text:p>1. Genel Müdürlük</text:p>
          </table:table-cell>
          <table:table-cell office:value-type="string" calcext:value-type="string">
            <text:p>İmam Hatip Lisesi</text:p>
          </table:table-cell>
          <table:table-cell office:value-type="string" calcext:value-type="string">
            <text:p><text:span text:style-name="T1">Salihli </text:span><text:span text:style-name="T2">İmam Hatip Lisesi</text:span></text:p>
          </table:table-cell>
          <table:table-cell table:formula="of:=RANDBETWEEN(1;10)&amp;&quot;. SINIF&quot;" office:value-type="string" office:string-value="10. SINIF" calcext:value-type="string">
            <text:p>10. SINIF</text:p>
          </table:table-cell>
          <table:table-cell table:number-columns-repeated="2"/>
          <table:table-cell table:formula="of:=[.G29]" office:value-type="string" office:string-value="10. SINIF" calcext:value-type="string">
            <text:p>10. SINIF</text:p>
          </table:table-cell>
          <table:table-cell table:style-name="ce10" table:formula="of:=VLOOKUP([.A29];[$VERİLER.$A$1:.$B$15];2;0)" office:value-type="string" office:string-value="ORTAOKUL" calcext:value-type="string">
            <text:p>ORTAOKUL</text:p>
          </table:table-cell>
          <table:table-cell table:number-columns-repeated="2"/>
          <table:table-cell table:style-name="ce5" table:formula="of:=RANDBETWEEN(1;20)" office:value-type="float" office:value="2" calcext:value-type="float">
            <text:p>2</text:p>
          </table:table-cell>
          <table:table-cell table:style-name="ce5" table:formula="of:=RANDBETWEEN(1;20)" office:value-type="float" office:value="15" calcext:value-type="float">
            <text:p>15</text:p>
          </table:table-cell>
          <table:table-cell table:style-name="ce5" table:formula="of:=RANDBETWEEN(1;20)" office:value-type="float" office:value="20" calcext:value-type="float">
            <text:p>20</text:p>
          </table:table-cell>
          <table:table-cell table:number-columns-repeated="16368"/>
        </table:table-row>
        <table:table-row table:style-name="ro1">
          <table:table-cell table:style-name="ce5" table:formula="of:=RANDBETWEEN(1;15)" office:value-type="float" office:value="6" calcext:value-type="float">
            <text:p>6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RICA</text:p>
          </table:table-cell>
          <table:table-cell table:formula="of:=RANDBETWEEN(1;10)&amp;&quot;. Genel Müdürlük&quot;" office:value-type="string" office:string-value="1. Genel Müdürlük" calcext:value-type="string">
            <text:p>1. Genel Müdürlük</text:p>
          </table:table-cell>
          <table:table-cell office:value-type="string" calcext:value-type="string">
            <text:p>İlkokul</text:p>
          </table:table-cell>
          <table:table-cell office:value-type="string" calcext:value-type="string">
            <text:p>Atatürk İlkokulu</text:p>
          </table:table-cell>
          <table:table-cell table:formula="of:=RANDBETWEEN(1;10)&amp;&quot;. SINIF&quot;" office:value-type="string" office:string-value="9. SINIF" calcext:value-type="string">
            <text:p>9. SINIF</text:p>
          </table:table-cell>
          <table:table-cell table:number-columns-repeated="2"/>
          <table:table-cell table:formula="of:=[.G30]" office:value-type="string" office:string-value="9. SINIF" calcext:value-type="string">
            <text:p>9. SINIF</text:p>
          </table:table-cell>
          <table:table-cell table:style-name="ce10" table:formula="of:=VLOOKUP([.A30];[$VERİLER.$A$1:.$B$15];2;0)" office:value-type="string" office:string-value="İLKOKUL" calcext:value-type="string">
            <text:p>İLKOKUL</text:p>
          </table:table-cell>
          <table:table-cell table:number-columns-repeated="2"/>
          <table:table-cell table:style-name="ce5" table:formula="of:=RANDBETWEEN(1;20)" office:value-type="float" office:value="4" calcext:value-type="float">
            <text:p>4</text:p>
          </table:table-cell>
          <table:table-cell table:style-name="ce5" table:formula="of:=RANDBETWEEN(1;20)" office:value-type="float" office:value="12" calcext:value-type="float">
            <text:p>12</text:p>
          </table:table-cell>
          <table:table-cell table:style-name="ce5" table:formula="of:=RANDBETWEEN(1;20)" office:value-type="float" office:value="6" calcext:value-type="float">
            <text:p>6</text:p>
          </table:table-cell>
          <table:table-cell table:number-columns-repeated="16368"/>
        </table:table-row>
        <table:table-row table:style-name="ro1">
          <table:table-cell table:style-name="ce5" table:formula="of:=RANDBETWEEN(1;15)" office:value-type="float" office:value="4" calcext:value-type="float">
            <text:p>4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RICA</text:p>
          </table:table-cell>
          <table:table-cell table:formula="of:=RANDBETWEEN(1;10)&amp;&quot;. Genel Müdürlük&quot;" office:value-type="string" office:string-value="9. Genel Müdürlük" calcext:value-type="string">
            <text:p>9. Genel Müdürlük</text:p>
          </table:table-cell>
          <table:table-cell office:value-type="string" calcext:value-type="string">
            <text:p>Ortaokul</text:p>
          </table:table-cell>
          <table:table-cell office:value-type="string" calcext:value-type="string">
            <text:p>Sarıca Ortaokulu</text:p>
          </table:table-cell>
          <table:table-cell table:formula="of:=RANDBETWEEN(1;10)&amp;&quot;. SINIF&quot;" office:value-type="string" office:string-value="6. SINIF" calcext:value-type="string">
            <text:p>6. SINIF</text:p>
          </table:table-cell>
          <table:table-cell table:number-columns-repeated="2"/>
          <table:table-cell table:formula="of:=[.G31]" office:value-type="string" office:string-value="6. SINIF" calcext:value-type="string">
            <text:p>6. SINIF</text:p>
          </table:table-cell>
          <table:table-cell table:style-name="ce10" table:formula="of:=VLOOKUP([.A31];[$VERİLER.$A$1:.$B$15];2;0)" office:value-type="string" office:string-value="ORTAÖĞRETİM" calcext:value-type="string">
            <text:p>ORTAÖĞRETİM</text:p>
          </table:table-cell>
          <table:table-cell table:number-columns-repeated="2"/>
          <table:table-cell table:style-name="ce5" table:formula="of:=RANDBETWEEN(1;20)" office:value-type="float" office:value="9" calcext:value-type="float">
            <text:p>9</text:p>
          </table:table-cell>
          <table:table-cell table:style-name="ce5" table:formula="of:=RANDBETWEEN(1;20)" office:value-type="float" office:value="16" calcext:value-type="float">
            <text:p>16</text:p>
          </table:table-cell>
          <table:table-cell table:style-name="ce5" table:formula="of:=RANDBETWEEN(1;20)" office:value-type="float" office:value="7" calcext:value-type="float">
            <text:p>7</text:p>
          </table:table-cell>
          <table:table-cell table:number-columns-repeated="16368"/>
        </table:table-row>
        <table:table-row table:style-name="ro1">
          <table:table-cell table:style-name="ce5" table:formula="of:=RANDBETWEEN(1;15)" office:value-type="float" office:value="1" calcext:value-type="float">
            <text:p>1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RICA</text:p>
          </table:table-cell>
          <table:table-cell table:formula="of:=RANDBETWEEN(1;10)&amp;&quot;. Genel Müdürlük&quot;" office:value-type="string" office:string-value="5. Genel Müdürlük" calcext:value-type="string">
            <text:p>5. Genel Müdürlük</text:p>
          </table:table-cell>
          <table:table-cell office:value-type="string" calcext:value-type="string">
            <text:p>İlkokul</text:p>
          </table:table-cell>
          <table:table-cell office:value-type="string" calcext:value-type="string">
            <text:p>Atatürk İlkokulu</text:p>
          </table:table-cell>
          <table:table-cell table:formula="of:=RANDBETWEEN(1;10)&amp;&quot;. SINIF&quot;" office:value-type="string" office:string-value="3. SINIF" calcext:value-type="string">
            <text:p>3. SINIF</text:p>
          </table:table-cell>
          <table:table-cell table:number-columns-repeated="2"/>
          <table:table-cell table:formula="of:=[.G32]" office:value-type="string" office:string-value="3. SINIF" calcext:value-type="string">
            <text:p>3. SINIF</text:p>
          </table:table-cell>
          <table:table-cell table:style-name="ce10" table:formula="of:=VLOOKUP([.A32];[$VERİLER.$A$1:.$B$15];2;0)" office:value-type="string" office:string-value="ORTAÖĞRETİM" calcext:value-type="string">
            <text:p>ORTAÖĞRETİM</text:p>
          </table:table-cell>
          <table:table-cell table:number-columns-repeated="2"/>
          <table:table-cell table:style-name="ce5" table:formula="of:=RANDBETWEEN(1;20)" office:value-type="float" office:value="10" calcext:value-type="float">
            <text:p>10</text:p>
          </table:table-cell>
          <table:table-cell table:style-name="ce5" table:formula="of:=RANDBETWEEN(1;20)" office:value-type="float" office:value="6" calcext:value-type="float">
            <text:p>6</text:p>
          </table:table-cell>
          <table:table-cell table:style-name="ce5" table:formula="of:=RANDBETWEEN(1;20)" office:value-type="float" office:value="3" calcext:value-type="float">
            <text:p>3</text:p>
          </table:table-cell>
          <table:table-cell table:number-columns-repeated="16368"/>
        </table:table-row>
        <table:table-row table:style-name="ro1">
          <table:table-cell table:style-name="ce5" table:formula="of:=RANDBETWEEN(1;15)" office:value-type="float" office:value="8" calcext:value-type="float">
            <text:p>8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table:formula="of:=RANDBETWEEN(1;10)&amp;&quot;. Genel Müdürlük&quot;" office:value-type="string" office:string-value="5. Genel Müdürlük" calcext:value-type="string">
            <text:p>5. Genel Müdürlük</text:p>
          </table:table-cell>
          <table:table-cell office:value-type="string" calcext:value-type="string">
            <text:p>İlkokul</text:p>
          </table:table-cell>
          <table:table-cell office:value-type="string" calcext:value-type="string">
            <text:p>Sarıca İlkokulu</text:p>
          </table:table-cell>
          <table:table-cell office:value-type="string" calcext:value-type="string">
            <text:p>Anasınıfları</text:p>
          </table:table-cell>
          <table:table-cell table:number-columns-repeated="2"/>
          <table:table-cell table:formula="of:=[.G33]" office:value-type="string" office:string-value="Anasınıfları" calcext:value-type="string">
            <text:p>Anasınıfları</text:p>
          </table:table-cell>
          <table:table-cell table:style-name="ce10" office:value-type="string" calcext:value-type="string">
            <text:p>OKULÖNCESİ</text:p>
          </table:table-cell>
          <table:table-cell table:number-columns-repeated="2"/>
          <table:table-cell table:style-name="ce5" table:formula="of:=RANDBETWEEN(1;20)" office:value-type="float" office:value="14" calcext:value-type="float">
            <text:p>14</text:p>
          </table:table-cell>
          <table:table-cell table:style-name="ce5" table:formula="of:=RANDBETWEEN(1;20)" office:value-type="float" office:value="6" calcext:value-type="float">
            <text:p>6</text:p>
          </table:table-cell>
          <table:table-cell table:style-name="ce5" table:formula="of:=RANDBETWEEN(1;20)" office:value-type="float" office:value="5" calcext:value-type="float">
            <text:p>5</text:p>
          </table:table-cell>
          <table:table-cell table:number-columns-repeated="16368"/>
        </table:table-row>
        <table:table-row table:style-name="ro1">
          <table:table-cell table:style-name="ce5" table:formula="of:=RANDBETWEEN(1;15)" office:value-type="float" office:value="1" calcext:value-type="float">
            <text:p>1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table:formula="of:=RANDBETWEEN(1;10)&amp;&quot;. Genel Müdürlük&quot;" office:value-type="string" office:string-value="7. Genel Müdürlük" calcext:value-type="string">
            <text:p>7. Genel Müdürlük</text:p>
          </table:table-cell>
          <table:table-cell office:value-type="string" calcext:value-type="string">
            <text:p>İlkokul</text:p>
          </table:table-cell>
          <table:table-cell office:value-type="string" calcext:value-type="string">
            <text:p>Sarıca İlkokulu</text:p>
          </table:table-cell>
          <table:table-cell office:value-type="string" calcext:value-type="string">
            <text:p>Anasınıfları</text:p>
          </table:table-cell>
          <table:table-cell table:number-columns-repeated="2"/>
          <table:table-cell table:formula="of:=[.G34]" office:value-type="string" office:string-value="Anasınıfları" calcext:value-type="string">
            <text:p>Anasınıfları</text:p>
          </table:table-cell>
          <table:table-cell table:style-name="ce10" office:value-type="string" calcext:value-type="string">
            <text:p>OKULÖNCESİ</text:p>
          </table:table-cell>
          <table:table-cell table:number-columns-repeated="2"/>
          <table:table-cell table:style-name="ce5" table:formula="of:=RANDBETWEEN(1;20)" office:value-type="float" office:value="17" calcext:value-type="float">
            <text:p>17</text:p>
          </table:table-cell>
          <table:table-cell table:style-name="ce5" table:formula="of:=RANDBETWEEN(1;20)" office:value-type="float" office:value="12" calcext:value-type="float">
            <text:p>12</text:p>
          </table:table-cell>
          <table:table-cell table:style-name="ce5" table:formula="of:=RANDBETWEEN(1;20)" office:value-type="float" office:value="19" calcext:value-type="float">
            <text:p>19</text:p>
          </table:table-cell>
          <table:table-cell table:number-columns-repeated="16368"/>
        </table:table-row>
        <table:table-row table:style-name="ro1">
          <table:table-cell table:style-name="ce5" table:formula="of:=RANDBETWEEN(1;15)" office:value-type="float" office:value="2" calcext:value-type="float">
            <text:p>2</text:p>
          </table:table-cell>
          <table:table-cell office:value-type="string" calcext:value-type="string">
            <text:p>RESMİ</text:p>
          </table:table-cell>
          <table:table-cell office:value-type="string" calcext:value-type="string">
            <text:p>SALİHLİ</text:p>
          </table:table-cell>
          <table:table-cell table:formula="of:=RANDBETWEEN(1;10)&amp;&quot;. Genel Müdürlük&quot;" office:value-type="string" office:string-value="4. Genel Müdürlük" calcext:value-type="string">
            <text:p>4. Genel Müdürlük</text:p>
          </table:table-cell>
          <table:table-cell office:value-type="string" calcext:value-type="string">
            <text:p>İlkokul</text:p>
          </table:table-cell>
          <table:table-cell office:value-type="string" calcext:value-type="string">
            <text:p>Sarıca İlkokulu</text:p>
          </table:table-cell>
          <table:table-cell office:value-type="string" calcext:value-type="string">
            <text:p>Anasınıfları</text:p>
          </table:table-cell>
          <table:table-cell table:number-columns-repeated="2"/>
          <table:table-cell table:formula="of:=[.G35]" office:value-type="string" office:string-value="Anasınıfları" calcext:value-type="string">
            <text:p>Anasınıfları</text:p>
          </table:table-cell>
          <table:table-cell table:style-name="ce10" office:value-type="string" calcext:value-type="string">
            <text:p>OKULÖNCESİ</text:p>
          </table:table-cell>
          <table:table-cell table:number-columns-repeated="2"/>
          <table:table-cell table:style-name="ce5" table:formula="of:=RANDBETWEEN(1;20)" office:value-type="float" office:value="12" calcext:value-type="float">
            <text:p>12</text:p>
          </table:table-cell>
          <table:table-cell table:style-name="ce5" table:formula="of:=RANDBETWEEN(1;20)" office:value-type="float" office:value="18" calcext:value-type="float">
            <text:p>18</text:p>
          </table:table-cell>
          <table:table-cell table:style-name="ce5" table:formula="of:=RANDBETWEEN(1;20)" office:value-type="float" office:value="13" calcext:value-type="float">
            <text:p>13</text:p>
          </table:table-cell>
          <table:table-cell table:number-columns-repeated="16368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VERİLER" table:style-name="ta1">
        <table:table-column table:style-name="co17" table:default-cell-style-name="ce12"/>
        <table:table-column table:style-name="co18" table:default-cell-style-name="ce14"/>
        <table:table-column table:style-name="co16" table:number-columns-repeated="16382" table:default-cell-style-name="ce14"/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ORTAÖĞRETİM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ORTAOKUL</text:p>
          </table:table-cell>
          <table:table-cell table:formula="of:=MOD([$Sayfa1.A2];3)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İLKOKUL</text:p>
          </table:table-cell>
          <table:table-cell table:formula="of:=MOD([$Sayfa1.A3];3)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ORTAÖĞRETİM</text:p>
          </table:table-cell>
          <table:table-cell table:formula="of:=MOD([$Sayfa1.A4];3)"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ORTAOKUL</text:p>
          </table:table-cell>
          <table:table-cell table:formula="of:=MOD([$Sayfa1.A5];3)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İLKOKUL</text:p>
          </table:table-cell>
          <table:table-cell table:formula="of:=MOD([$Sayfa1.A6];3)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ORTAÖĞRETİM</text:p>
          </table:table-cell>
          <table:table-cell table:formula="of:=MOD([$Sayfa1.A7];3)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ORTAOKUL</text:p>
          </table:table-cell>
          <table:table-cell table:formula="of:=MOD([$Sayfa1.A8];3)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İLKOKUL</text:p>
          </table:table-cell>
          <table:table-cell table:formula="of:=MOD([$Sayfa1.A9];3)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ORTAÖĞRETİM</text:p>
          </table:table-cell>
          <table:table-cell table:formula="of:=MOD([$Sayfa1.A10];3)"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ORTAOKUL</text:p>
          </table:table-cell>
          <table:table-cell table:formula="of:=MOD([$Sayfa1.A11];3)"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İLKOKUL</text:p>
          </table:table-cell>
          <table:table-cell table:formula="of:=MOD([$Sayfa1.A12];3)"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3" office:value-type="string" calcext:value-type="string">
            <text:p>ORTAÖĞRETİM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3" office:value-type="string" calcext:value-type="string">
            <text:p>ORTAOKUL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" office:value-type="string" calcext:value-type="string">
            <text:p>İLKOKUL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5"/>
          <table:table-cell table:number-columns-repeated="16382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tr" fo:country="T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.00.0000</text:date>, <text:time style:data-style-name="N2" text:time-value="19:16:44.42264662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stafa Halil</meta:initial-creator>
    <meta:creation-date>2024-03-10T18:49:57.562400115</meta:creation-date>
    <dc:date>2024-03-10T19:35:03.442255205</dc:date>
    <dc:creator>Mustafa Halil</dc:creator>
    <meta:editing-duration>PT35M34S</meta:editing-duration>
    <meta:editing-cycles>52</meta:editing-cycles>
    <meta:generator>LibreOffice/24.2.1.2$Linux_X86_64 LibreOffice_project/db4def46b0453cc22e2d0305797cf981b68ef5ac</meta:generator>
    <meta:document-statistic meta:table-count="2" meta:cell-count="465" meta:object-count="0"/>
  </office:meta>
</office:document-meta>
</file>